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215cm" table:align="left"/>
    </style:style>
    <style:style style:name="Tabelle1.A" style:family="table-column">
      <style:table-column-properties style:column-width="0.972cm"/>
    </style:style>
    <style:style style:name="Tabelle1.B" style:family="table-column">
      <style:table-column-properties style:column-width="6.856cm"/>
    </style:style>
    <style:style style:name="Tabelle1.C" style:family="table-column">
      <style:table-column-properties style:column-width="4.078cm"/>
    </style:style>
    <style:style style:name="Tabelle1.D" style:family="table-column">
      <style:table-column-properties style:column-width="4.30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B2" style:family="table-cell">
      <style:table-cell-properties fo:padding="0.097cm" fo:border-left="none" fo:border-right="0.05pt solid #000000" fo:border-top="0.05pt solid #000000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3" style:family="table-cell">
      <style:table-cell-properties fo:padding="0.097cm" fo:border-left="none" fo:border-right="0.05pt solid #000000" fo:border-top="none" fo:border-bottom="0.05pt solid #000000"/>
    </style:style>
    <style:style style:name="Tabelle1.B34" style:family="table-cell">
      <style:table-cell-properties fo:padding="0.097cm" fo:border-left="none" fo:border-right="none" fo:border-top="0.05pt solid #000000" fo:border-bottom="0.05pt solid #000000"/>
    </style:style>
    <style:style style:name="Tabelle1.B35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paragraph-properties fo:margin-left="-0.688cm" fo:margin-right="0cm" fo:text-indent="0cm" style:auto-text-indent="false"/>
    </style:style>
    <style:style style:name="P2" style:family="paragraph" style:parent-style-name="Table_20_Contents">
      <style:text-properties style:font-name="Courier New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4c4c4c"/>
    </style:style>
    <style:style style:name="P5" style:family="paragraph" style:parent-style-name="Table_20_Contents">
      <style:paragraph-properties fo:text-align="center" style:justify-single-word="false"/>
      <style:text-properties fo:color="#4c4c4c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style:font-name="Courier New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color="#ff0000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00ff00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color="#0000ff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font-name="Arial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ff0000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color="#ff0000" style:text-outline="false" style:text-line-through-style="none" style:font-name="Arial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ff0000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ff00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style:text-outline="false" style:text-line-through-style="none" style:font-name="Arial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svg:stroke-width="0cm" svg:stroke-color="#808080" draw:marker-start="Arrow" draw:marker-start-width="0.3cm" draw:marker-start-center="false" draw:marker-end="" draw:marker-end-width="0.199cm" draw:marker-end-center="false" draw:fill="solid" draw:fill-color="#cfe7e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/>
            </table:table-cell>
            <table:table-cell table:style-name="Tabelle1.A1" office:value-type="string">
              <text:p text:style-name="Table_20_Heading">Bezeichnung</text:p>
            </table:table-cell>
            <table:table-cell table:style-name="Tabelle1.A1" office:value-type="string">
              <text:p text:style-name="Table_20_Heading">Befehl</text:p>
            </table:table-cell>
            <table:table-cell table:style-name="Tabelle1.D1" office:value-type="string">
              <text:p text:style-name="Table_20_Heading">Kommentar</text:p>
            </table:table-cell>
          </table:table-row>
        </table:table-header-rows>
        <table:table-row>
          <table:table-cell table:style-name="Tabelle1.A1" office:value-type="string">
            <text:p text:style-name="P4">1.</text:p>
          </table:table-cell>
          <table:table-cell table:style-name="Tabelle1.B2" office:value-type="string">
            <text:p text:style-name="P3">LED 5</text:p>
          </table:table-cell>
          <table:table-cell table:style-name="Tabelle1.C2" office:value-type="string">
            <text:p text:style-name="P2">licht 5 1</text:p>
            <text:p text:style-name="P2">l 5 00000000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2.</text:p>
          </table:table-cell>
          <table:table-cell table:style-name="Tabelle1.B3" office:value-type="string">
            <text:p text:style-name="P3"/>
            <text:p text:style-name="P3"/>
            <text:p text:style-name="P3"><draw:g text:anchor-type="paragraph" draw:z-index="0" draw:style-name="gr1"><draw:custom-shape draw:style-name="gr2" draw:text-style-name="P8" svg:width="1.415cm" svg:height="4.601cm" draw:transform="rotate (1.5707963267949) translate (1.000125cm 0.398638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1.708cm" svg:y1="0.399cm" svg:x2="1cm" svg:y2="0.399cm"><text:p/></draw:line><draw:custom-shape draw:style-name="gr4" draw:text-style-name="P10" svg:width="0.444cm" svg:height="0.444cm" draw:transform="rotate (1.5707963267949) translate (1.61925cm -0.0423333333333333cm)"><text:p text:style-name="P9"><text:span text:style-name="T1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4cm" svg:height="0.444cm" draw:transform="rotate (1.5707963267949) translate (2.238375cm -0.0423333333333333cm)"><text:p text:style-name="P9"><text:span text:style-name="T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4cm" svg:height="0.444cm" draw:transform="rotate (1.5707963267949) translate (2.94569444444444cm -0.485069444444444cm)"><text:p text:style-name="P9"><text:span text:style-name="T2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2.94569444444444cm 0.310444444444444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4cm" svg:height="0.444cm" draw:transform="rotate (1.5707963267949) translate (3.74297222222222cm -0.485069444444444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74297222222222cm 0.310444444444444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    </table:table-cell>
          <table:table-cell table:style-name="Tabelle1.C2" office:value-type="string">
            <text:p text:style-name="P2">lichtr 5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<draw:g text:anchor-type="paragraph" draw:z-index="1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2" svg:width="0.444cm" svg:height="0.444cm" draw:transform="rotate (1.5707963267949) translate (2.30893055555556cm 0.973666666666667cm)"><text:p text:style-name="P9"><text:span text:style-name="T3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4cm" svg:height="0.444cm" draw:transform="rotate (1.5707963267949) translate (2.92805555555556cm 0.973666666666667cm)"><text:p text:style-name="P9"><text:span text:style-name="T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4cm" svg:height="0.444cm" draw:transform="rotate (1.5707963267949) translate (3.63713888888889cm 0.530930555555556cm)"><text:p text:style-name="P9"><text:span text:style-name="T2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1.32644444444444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4cm" svg:height="0.444cm" draw:transform="rotate (1.5707963267949) translate (4.43265277777778cm 0.530930555555556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1.32644444444444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3.</text:p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g 5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<draw:g text:anchor-type="paragraph" draw:z-index="2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3" svg:width="0.444cm" svg:height="0.444cm" draw:transform="rotate (1.5707963267949) translate (2.30893055555556cm 0.973666666666667cm)"><text:p text:style-name="P9"><text:span text:style-name="T4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4cm" svg:height="0.444cm" draw:transform="rotate (1.5707963267949) translate (2.92805555555556cm 0.973666666666667cm)"><text:p text:style-name="P9"><text:span text:style-name="T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4cm" svg:height="0.444cm" draw:transform="rotate (1.5707963267949) translate (3.63713888888889cm 0.530930555555556cm)"><text:p text:style-name="P9"><text:span text:style-name="T2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1.32644444444444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4cm" svg:height="0.444cm" draw:transform="rotate (1.5707963267949) translate (4.43265277777778cm 0.530930555555556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1.32644444444444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4.</text:p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b 5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5.</text:p>
          </table:table-cell>
          <table:table-cell table:style-name="Tabelle1.B3" office:value-type="string">
            <text:p text:style-name="P3">LED 6 (Schornstein)</text:p>
          </table:table-cell>
          <table:table-cell table:style-name="Tabelle1.C2" office:value-type="string">
            <text:p text:style-name="P2">licht 5 0</text:p>
            <text:p text:style-name="P2">licht 6 1</text:p>
            <text:p text:style-name="P2">l 6 00000000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<draw:g text:anchor-type="paragraph" draw:z-index="3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1" svg:width="0.445cm" svg:height="0.444cm" draw:transform="rotate (1.5707963267949) translate (2.30893055555556cm 0.973666666666667cm)"><text:p text:style-name="P9"><text:span text:style-name="T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0" svg:width="0.445cm" svg:height="0.442cm" draw:transform="rotate (1.5707963267949) translate (2.92805555555556cm 0.973666666666667cm)"><text:p text:style-name="P9"><text:span text:style-name="T1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0.529166666666667cm)"><text:p text:style-name="P9"><text:span text:style-name="T2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1.32644444444444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0.529166666666667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1.32644444444444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6.</text:p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r 6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<draw:g text:anchor-type="paragraph" draw:z-index="4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1" svg:width="0.445cm" svg:height="0.444cm" draw:transform="rotate (1.5707963267949) translate (2.30893055555556cm 0.973666666666667cm)"><text:p text:style-name="P9"><text:span text:style-name="T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2" svg:width="0.445cm" svg:height="0.442cm" draw:transform="rotate (1.5707963267949) translate (2.92805555555556cm 0.973666666666667cm)"><text:p text:style-name="P9"><text:span text:style-name="T3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0.529166666666667cm)"><text:p text:style-name="P9"><text:span text:style-name="T2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1.32644444444444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0.529166666666667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1.32644444444444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7.</text:p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g 6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<draw:g text:anchor-type="paragraph" draw:z-index="5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1" svg:width="0.445cm" svg:height="0.444cm" draw:transform="rotate (1.5707963267949) translate (2.30893055555556cm 0.973666666666667cm)"><text:p text:style-name="P9"><text:span text:style-name="T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0.445cm" svg:height="0.442cm" draw:transform="rotate (1.5707963267949) translate (2.92805555555556cm 0.973666666666667cm)"><text:p text:style-name="P9"><text:span text:style-name="T4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0.529166666666667cm)"><text:p text:style-name="P9"><text:span text:style-name="T2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1.32644444444444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0.529166666666667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1.32644444444444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8.</text:p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b 6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9.</text:p>
          </table:table-cell>
          <table:table-cell table:style-name="Tabelle1.B3" office:value-type="string">
            <text:p text:style-name="P3">LED 4</text:p>
          </table:table-cell>
          <table:table-cell table:style-name="Tabelle1.C2" office:value-type="string">
            <text:p text:style-name="P2">licht 6 0</text:p>
            <text:p text:style-name="P2">licht 4 1</text:p>
            <text:p text:style-name="P2">l 4 00000000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<draw:g text:anchor-type="paragraph" draw:z-index="6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1" svg:width="0.445cm" svg:height="0.444cm" draw:transform="rotate (1.5707963267949) translate (2.30893055555556cm 0.973666666666667cm)"><text:p text:style-name="P9"><text:span text:style-name="T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5cm" svg:height="0.442cm" draw:transform="rotate (1.5707963267949) translate (2.92805555555556cm 0.973666666666667cm)"><text:p text:style-name="P9"><text:span text:style-name="T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0" svg:width="0.442cm" svg:height="0.444cm" draw:transform="rotate (1.5707963267949) translate (3.63713888888889cm 0.529166666666667cm)"><text:p text:style-name="P9"><text:span text:style-name="T1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1.32644444444444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0.529166666666667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1.32644444444444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10.</text:p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r 4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<draw:g text:anchor-type="paragraph" draw:z-index="7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1" svg:width="0.445cm" svg:height="0.444cm" draw:transform="rotate (1.5707963267949) translate (2.30893055555556cm 0.973666666666667cm)"><text:p text:style-name="P9"><text:span text:style-name="T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5cm" svg:height="0.442cm" draw:transform="rotate (1.5707963267949) translate (2.92805555555556cm 0.973666666666667cm)"><text:p text:style-name="P9"><text:span text:style-name="T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2" svg:width="0.442cm" svg:height="0.444cm" draw:transform="rotate (1.5707963267949) translate (3.63713888888889cm 0.529166666666667cm)"><text:p text:style-name="P9"><text:span text:style-name="T3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1.32644444444444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0.529166666666667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1.32644444444444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11.</text:p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g 4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<draw:g text:anchor-type="paragraph" draw:z-index="8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1" svg:width="0.445cm" svg:height="0.444cm" draw:transform="rotate (1.5707963267949) translate (2.30893055555556cm 0.973666666666667cm)"><text:p text:style-name="P9"><text:span text:style-name="T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5cm" svg:height="0.442cm" draw:transform="rotate (1.5707963267949) translate (2.92805555555556cm 0.973666666666667cm)"><text:p text:style-name="P9"><text:span text:style-name="T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0.442cm" svg:height="0.444cm" draw:transform="rotate (1.5707963267949) translate (3.63713888888889cm 0.529166666666667cm)"><text:p text:style-name="P9"><text:span text:style-name="T4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1.32644444444444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0.529166666666667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1.32644444444444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12.</text:p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b 4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13.</text:p>
          </table:table-cell>
          <table:table-cell table:style-name="Tabelle1.B3" office:value-type="string">
            <text:p text:style-name="P3">LED 3</text:p>
          </table:table-cell>
          <table:table-cell table:style-name="Tabelle1.C2" office:value-type="string">
            <text:p text:style-name="P2">licht 4 0</text:p>
            <text:p text:style-name="P2">licht 3 1</text:p>
            <text:p text:style-name="P2">l 3 00000000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<draw:g text:anchor-type="paragraph" draw:z-index="9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1" svg:width="0.445cm" svg:height="0.444cm" draw:transform="rotate (1.5707963267949) translate (2.30893055555556cm 0.973666666666667cm)"><text:p text:style-name="P9"><text:span text:style-name="T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5cm" svg:height="0.442cm" draw:transform="rotate (1.5707963267949) translate (2.92805555555556cm 0.973666666666667cm)"><text:p text:style-name="P9"><text:span text:style-name="T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0.529166666666667cm)"><text:p text:style-name="P9"><text:span text:style-name="T2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0" svg:width="0.442cm" svg:height="0.444cm" draw:transform="rotate (1.5707963267949) translate (3.63713888888889cm 1.32644444444444cm)"><text:p text:style-name="P9"><text:span text:style-name="T1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0.529166666666667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1.32644444444444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14.</text:p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r 3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<draw:g text:anchor-type="paragraph" draw:z-index="10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1" svg:width="0.445cm" svg:height="0.444cm" draw:transform="rotate (1.5707963267949) translate (2.30893055555556cm 0.973666666666667cm)"><text:p text:style-name="P9"><text:span text:style-name="T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5cm" svg:height="0.442cm" draw:transform="rotate (1.5707963267949) translate (2.92805555555556cm 0.973666666666667cm)"><text:p text:style-name="P9"><text:span text:style-name="T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0.529166666666667cm)"><text:p text:style-name="P9"><text:span text:style-name="T2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2" svg:width="0.442cm" svg:height="0.444cm" draw:transform="rotate (1.5707963267949) translate (3.63713888888889cm 1.32644444444444cm)"><text:p text:style-name="P9"><text:span text:style-name="T3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0.529166666666667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1.32644444444444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15.</text:p>
            <text:p text:style-name="P4"/>
            <text:p text:style-name="P4"/>
            <text:p text:style-name="P4"/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g 3 255</text:p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A1" office:value-type="string">
            <text:p text:style-name="P4"><draw:g text:anchor-type="paragraph" draw:z-index="11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1" svg:width="0.445cm" svg:height="0.444cm" draw:transform="rotate (1.5707963267949) translate (2.30893055555556cm 0.973666666666667cm)"><text:p text:style-name="P9"><text:span text:style-name="T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5cm" svg:height="0.442cm" draw:transform="rotate (1.5707963267949) translate (2.92805555555556cm 0.973666666666667cm)"><text:p text:style-name="P9"><text:span text:style-name="T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0.529166666666667cm)"><text:p text:style-name="P9"><text:span text:style-name="T2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0.442cm" svg:height="0.444cm" draw:transform="rotate (1.5707963267949) translate (3.63713888888889cm 1.32644444444444cm)"><text:p text:style-name="P9"><text:span text:style-name="T4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0.529166666666667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1.32644444444444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16. <text:s/></text:p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b 3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17.</text:p>
          </table:table-cell>
          <table:table-cell table:style-name="Tabelle1.B3" office:value-type="string">
            <text:p text:style-name="P3">LED 2</text:p>
          </table:table-cell>
          <table:table-cell table:style-name="Tabelle1.C2" office:value-type="string">
            <text:p text:style-name="P2">licht 3 0</text:p>
            <text:p text:style-name="P2">licht 2 1</text:p>
            <text:p text:style-name="P2">l 2 00000000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<draw:g text:anchor-type="paragraph" draw:z-index="12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1" svg:width="0.445cm" svg:height="0.444cm" draw:transform="rotate (1.5707963267949) translate (2.30893055555556cm 0.973666666666667cm)"><text:p text:style-name="P9"><text:span text:style-name="T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5cm" svg:height="0.442cm" draw:transform="rotate (1.5707963267949) translate (2.92805555555556cm 0.973666666666667cm)"><text:p text:style-name="P9"><text:span text:style-name="T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0.529166666666667cm)"><text:p text:style-name="P9"><text:span text:style-name="T2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1.32644444444444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0" svg:width="0.442cm" svg:height="0.444cm" draw:transform="rotate (1.5707963267949) translate (4.43265277777778cm 0.529166666666667cm)"><text:p text:style-name="P9"><text:span text:style-name="T1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1.32644444444444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18.</text:p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r 2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<draw:g text:anchor-type="paragraph" draw:z-index="13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1" svg:width="0.445cm" svg:height="0.444cm" draw:transform="rotate (1.5707963267949) translate (2.30893055555556cm 0.973666666666667cm)"><text:p text:style-name="P9"><text:span text:style-name="T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5cm" svg:height="0.442cm" draw:transform="rotate (1.5707963267949) translate (2.92805555555556cm 0.973666666666667cm)"><text:p text:style-name="P9"><text:span text:style-name="T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0.529166666666667cm)"><text:p text:style-name="P9"><text:span text:style-name="T2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1.32644444444444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2" svg:width="0.442cm" svg:height="0.444cm" draw:transform="rotate (1.5707963267949) translate (4.43265277777778cm 0.529166666666667cm)"><text:p text:style-name="P9"><text:span text:style-name="T3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1.32644444444444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19.</text:p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g 2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<draw:g text:anchor-type="paragraph" draw:z-index="14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1" svg:width="0.445cm" svg:height="0.444cm" draw:transform="rotate (1.5707963267949) translate (2.30893055555556cm 0.973666666666667cm)"><text:p text:style-name="P9"><text:span text:style-name="T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5cm" svg:height="0.442cm" draw:transform="rotate (1.5707963267949) translate (2.92805555555556cm 0.973666666666667cm)"><text:p text:style-name="P9"><text:span text:style-name="T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0.529166666666667cm)"><text:p text:style-name="P9"><text:span text:style-name="T2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1.32644444444444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0.442cm" svg:height="0.444cm" draw:transform="rotate (1.5707963267949) translate (4.43265277777778cm 0.529166666666667cm)"><text:p text:style-name="P9"><text:span text:style-name="T4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1.32644444444444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20.</text:p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b 2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21.</text:p>
          </table:table-cell>
          <table:table-cell table:style-name="Tabelle1.B3" office:value-type="string">
            <text:p text:style-name="P3">LED 1</text:p>
          </table:table-cell>
          <table:table-cell table:style-name="Tabelle1.C2" office:value-type="string">
            <text:p text:style-name="P2">licht 2 0</text:p>
            <text:p text:style-name="P2">licht 1 1</text:p>
            <text:p text:style-name="P2">l 1 00000000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<draw:g text:anchor-type="paragraph" draw:z-index="15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1" svg:width="0.445cm" svg:height="0.444cm" draw:transform="rotate (1.5707963267949) translate (2.30893055555556cm 0.973666666666667cm)"><text:p text:style-name="P9"><text:span text:style-name="T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5cm" svg:height="0.442cm" draw:transform="rotate (1.5707963267949) translate (2.92805555555556cm 0.973666666666667cm)"><text:p text:style-name="P9"><text:span text:style-name="T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0.529166666666667cm)"><text:p text:style-name="P9"><text:span text:style-name="T2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1.32644444444444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0.529166666666667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0" svg:width="0.442cm" svg:height="0.444cm" draw:transform="rotate (1.5707963267949) translate (4.43265277777778cm 1.32644444444444cm)"><text:p text:style-name="P9"><text:span text:style-name="T1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22.</text:p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r 1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<draw:g text:anchor-type="paragraph" draw:z-index="16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1" svg:width="0.445cm" svg:height="0.444cm" draw:transform="rotate (1.5707963267949) translate (2.30893055555556cm 0.973666666666667cm)"><text:p text:style-name="P9"><text:span text:style-name="T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5cm" svg:height="0.442cm" draw:transform="rotate (1.5707963267949) translate (2.92805555555556cm 0.973666666666667cm)"><text:p text:style-name="P9"><text:span text:style-name="T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0.529166666666667cm)"><text:p text:style-name="P9"><text:span text:style-name="T2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1.32644444444444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0.529166666666667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2" svg:width="0.442cm" svg:height="0.444cm" draw:transform="rotate (1.5707963267949) translate (4.43265277777778cm 1.32644444444444cm)"><text:p text:style-name="P9"><text:span text:style-name="T3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23.</text:p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g 1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<draw:g text:anchor-type="paragraph" draw:z-index="17" draw:style-name="gr1"><draw:custom-shape draw:style-name="gr2" draw:text-style-name="P8" svg:width="1.415cm" svg:height="4.601cm" draw:transform="rotate (1.5707963267949) translate (1.68980555555556cm 1.4146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8" svg:x1="2.398cm" svg:y1="1.415cm" svg:x2="1.69cm" svg:y2="1.415cm"><text:p/></draw:line><draw:custom-shape draw:style-name="gr4" draw:text-style-name="P11" svg:width="0.445cm" svg:height="0.444cm" draw:transform="rotate (1.5707963267949) translate (2.30893055555556cm 0.973666666666667cm)"><text:p text:style-name="P9"><text:span text:style-name="T2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5cm" svg:height="0.442cm" draw:transform="rotate (1.5707963267949) translate (2.92805555555556cm 0.973666666666667cm)"><text:p text:style-name="P9"><text:span text:style-name="T2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0.529166666666667cm)"><text:p text:style-name="P9"><text:span text:style-name="T2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3.63713888888889cm 1.32644444444444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1" svg:width="0.442cm" svg:height="0.444cm" draw:transform="rotate (1.5707963267949) translate (4.43265277777778cm 0.529166666666667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3" svg:width="0.442cm" svg:height="0.444cm" draw:transform="rotate (1.5707963267949) translate (4.43265277777778cm 1.32644444444444cm)"><text:p text:style-name="P9"><text:span text:style-name="T4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24.</text:p>
          </table:table-cell>
          <table:table-cell table:style-name="Tabelle1.B3" office:value-type="string"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b 1 25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25.</text:p>
          </table:table-cell>
          <table:table-cell table:style-name="Tabelle1.B3" office:value-type="string">
            <text:p text:style-name="P3">Servo 14</text:p>
            <text:p text:style-name="P3"><draw:g text:anchor-type="paragraph" draw:z-index="18" draw:style-name="gr1"><draw:line draw:style-name="gr3" draw:text-style-name="P8" svg:x1="0.734cm" svg:y1="1.72cm" svg:x2="0.026cm" svg:y2="1.72cm"><text:p/></draw:line><draw:g draw:style-name="gr5"><draw:custom-shape draw:style-name="gr2" draw:text-style-name="P8" svg:width="1.715cm" svg:height="6.601cm" draw:transform="rotate (1.5707963267949) translate (0.0264583333333333cm 1.804458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642819444444444cm 1.478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672041666666667cm 0.93133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224cm" svg:y1="0.705cm" svg:x2="0.524cm" svg:y2="0.705cm"><text:p/></draw:line><draw:custom-shape draw:style-name="gr2" draw:text-style-name="P11" svg:width="0.445cm" svg:height="0.444cm" draw:transform="rotate (1.5707963267949) translate (1.65629166666667cm 1.49401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8098611111111cm 0.9489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225cm" svg:y1="0.705cm" svg:x2="1.525cm" svg:y2="0.705cm"><text:p/></draw:line><draw:custom-shape draw:style-name="gr4" draw:text-style-name="P14" svg:width="0.445cm" svg:height="0.442cm" draw:transform="rotate (1.5707963267949) translate (2.38301388888889cm 1.70568055555556cm)"><text:p text:style-name="P9"><text:span text:style-name="T5">1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92629166666667cm 1.70568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42723611111111cm 1.70568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8301388888889cm 0.6050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92629166666667cm 0.6050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42723611111111cm 0.6050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4.05518055555556cm 1.4957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8340277777778cm 0.947208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5.024cm" svg:y1="0.705cm" svg:x2="4.624cm" svg:y2="0.705cm"><text:p/></draw:line><draw:custom-shape draw:style-name="gr2" draw:text-style-name="P11" svg:width="0.445cm" svg:height="0.444cm" draw:transform="rotate (1.5707963267949) translate (5.15408333333333cm 1.4957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8406944444445cm 0.9489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124cm" svg:y1="0.706cm" svg:x2="5.724cm" svg:y2="0.706cm"><text:p/></draw:line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licht 1 0</text:p>
            <text:p text:style-name="P2">servo 14 0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26.</text:p>
          </table:table-cell>
          <table:table-cell table:style-name="Tabelle1.B3" office:value-type="string">
            <text:p text:style-name="P3"><draw:g text:anchor-type="paragraph" draw:z-index="24" draw:style-name="gr1"><draw:line draw:style-name="gr3" draw:text-style-name="P8" svg:x1="0.734cm" svg:y1="1.72cm" svg:x2="0.026cm" svg:y2="1.72cm"><text:p/></draw:line><draw:g draw:style-name="gr5"><draw:custom-shape draw:style-name="gr2" draw:text-style-name="P8" svg:width="1.715cm" svg:height="6.601cm" draw:transform="rotate (1.5707963267949) translate (0.0264583333333333cm 1.804458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642819444444444cm 1.478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672041666666667cm 0.93133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224cm" svg:y1="0.705cm" svg:x2="0.524cm" svg:y2="0.705cm"><text:p/></draw:line><draw:custom-shape draw:style-name="gr2" draw:text-style-name="P11" svg:width="0.445cm" svg:height="0.444cm" draw:transform="rotate (1.5707963267949) translate (1.65629166666667cm 1.49401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8098611111111cm 0.9489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225cm" svg:y1="0.705cm" svg:x2="1.525cm" svg:y2="0.705cm"><text:p/></draw:line><draw:custom-shape draw:style-name="gr4" draw:text-style-name="P14" svg:width="0.445cm" svg:height="0.442cm" draw:transform="rotate (1.5707963267949) translate (2.38301388888889cm 1.70568055555556cm)"><text:p text:style-name="P9"><text:span text:style-name="T5">1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92629166666667cm 1.70568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42723611111111cm 1.70568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8301388888889cm 0.6050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92629166666667cm 0.6050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42723611111111cm 0.6050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4.05518055555556cm 1.4957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8340277777778cm 0.947208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5.024cm" svg:y1="0.705cm" svg:x2="4.624cm" svg:y2="0.705cm"><text:p/></draw:line><draw:custom-shape draw:style-name="gr2" draw:text-style-name="P11" svg:width="0.445cm" svg:height="0.444cm" draw:transform="rotate (1.5707963267949) translate (5.15408333333333cm 1.4957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8406944444445cm 0.9489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124cm" svg:y1="0.706cm" svg:x2="5.724cm" svg:y2="0.706cm"><text:p/></draw:line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14 2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27.</text:p>
          </table:table-cell>
          <table:table-cell table:style-name="Tabelle1.B3" office:value-type="string">
            <text:p text:style-name="P3"><draw:g text:anchor-type="paragraph" draw:z-index="25" draw:style-name="gr1"><draw:line draw:style-name="gr3" draw:text-style-name="P8" svg:x1="0.734cm" svg:y1="1.72cm" svg:x2="0.026cm" svg:y2="1.72cm"><text:p/></draw:line><draw:g draw:style-name="gr5"><draw:custom-shape draw:style-name="gr2" draw:text-style-name="P8" svg:width="1.715cm" svg:height="6.601cm" draw:transform="rotate (1.5707963267949) translate (0.0264583333333333cm 1.804458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642819444444444cm 1.478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672041666666667cm 0.93133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224cm" svg:y1="0.705cm" svg:x2="0.524cm" svg:y2="0.705cm"><text:p/></draw:line><draw:custom-shape draw:style-name="gr2" draw:text-style-name="P11" svg:width="0.445cm" svg:height="0.444cm" draw:transform="rotate (1.5707963267949) translate (1.65629166666667cm 1.49401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8098611111111cm 0.9489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225cm" svg:y1="0.705cm" svg:x2="1.525cm" svg:y2="0.705cm"><text:p/></draw:line><draw:custom-shape draw:style-name="gr4" draw:text-style-name="P14" svg:width="0.445cm" svg:height="0.442cm" draw:transform="rotate (1.5707963267949) translate (2.38301388888889cm 1.70568055555556cm)"><text:p text:style-name="P9"><text:span text:style-name="T5">1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92629166666667cm 1.70568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42723611111111cm 1.70568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8301388888889cm 0.6050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92629166666667cm 0.6050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42723611111111cm 0.6050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4.05518055555556cm 1.4957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8340277777778cm 0.947208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5.024cm" svg:y1="0.705cm" svg:x2="4.624cm" svg:y2="0.705cm"><text:p/></draw:line><draw:custom-shape draw:style-name="gr2" draw:text-style-name="P11" svg:width="0.445cm" svg:height="0.444cm" draw:transform="rotate (1.5707963267949) translate (5.15408333333333cm 1.4957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8406944444445cm 0.9489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124cm" svg:y1="0.706cm" svg:x2="5.724cm" svg:y2="0.706cm"><text:p/></draw:line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14 5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28.</text:p>
          </table:table-cell>
          <table:table-cell table:style-name="Tabelle1.B3" office:value-type="string">
            <text:p text:style-name="P3"><draw:g text:anchor-type="paragraph" draw:z-index="26" draw:style-name="gr1"><draw:line draw:style-name="gr3" draw:text-style-name="P8" svg:x1="0.734cm" svg:y1="1.72cm" svg:x2="0.026cm" svg:y2="1.72cm"><text:p/></draw:line><draw:g draw:style-name="gr5"><draw:custom-shape draw:style-name="gr2" draw:text-style-name="P8" svg:width="1.715cm" svg:height="6.601cm" draw:transform="rotate (1.5707963267949) translate (0.0264583333333333cm 1.804458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642819444444444cm 1.478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672041666666667cm 0.93133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224cm" svg:y1="0.705cm" svg:x2="0.524cm" svg:y2="0.705cm"><text:p/></draw:line><draw:custom-shape draw:style-name="gr2" draw:text-style-name="P11" svg:width="0.445cm" svg:height="0.444cm" draw:transform="rotate (1.5707963267949) translate (1.65629166666667cm 1.49401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8098611111111cm 0.9489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225cm" svg:y1="0.705cm" svg:x2="1.525cm" svg:y2="0.705cm"><text:p/></draw:line><draw:custom-shape draw:style-name="gr4" draw:text-style-name="P14" svg:width="0.445cm" svg:height="0.442cm" draw:transform="rotate (1.5707963267949) translate (2.38301388888889cm 1.70568055555556cm)"><text:p text:style-name="P9"><text:span text:style-name="T5">1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92629166666667cm 1.70568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42723611111111cm 1.70568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8301388888889cm 0.6050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92629166666667cm 0.6050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42723611111111cm 0.6050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4.05518055555556cm 1.4957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8340277777778cm 0.947208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5.024cm" svg:y1="0.705cm" svg:x2="4.624cm" svg:y2="0.705cm"><text:p/></draw:line><draw:custom-shape draw:style-name="gr2" draw:text-style-name="P11" svg:width="0.445cm" svg:height="0.444cm" draw:transform="rotate (1.5707963267949) translate (5.15408333333333cm 1.4957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8406944444445cm 0.9489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124cm" svg:y1="0.706cm" svg:x2="5.724cm" svg:y2="0.706cm"><text:p/></draw:line></draw:g></draw:g></text:p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14 00</text:p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C2" office:value-type="string">
            <text:p text:style-name="P4">29.</text:p>
          </table:table-cell>
          <table:table-cell table:style-name="Tabelle1.B3" office:value-type="string">
            <text:p text:style-name="P3"><draw:g text:anchor-type="paragraph" draw:z-index="19" draw:style-name="gr1"><draw:line draw:style-name="gr3" draw:text-style-name="P8" svg:x1="0.708cm" svg:y1="2.076cm" svg:x2="0cm" svg:y2="2.076cm"><text:p/></draw:line><draw:g draw:style-name="gr5"><draw:custom-shape draw:style-name="gr2" draw:text-style-name="P8" svg:width="1.715cm" svg:height="6.601cm" draw:transform="rotate (1.5707963267949) translate (0cm 2.15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619125cm 1.83268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645583333333333cm 1.2858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2cm" svg:y1="1.061cm" svg:x2="0.5cm" svg:y2="1.061cm"><text:p/></draw:line><draw:custom-shape draw:style-name="gr2" draw:text-style-name="P11" svg:width="0.445cm" svg:height="0.444cm" draw:transform="rotate (1.5707963267949) translate (1.62983333333333cm 1.85031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5629166666667cm 1.30351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2cm" svg:y1="1.061cm" svg:x2="1.5cm" svg:y2="1.061cm"><text:p/></draw:line><draw:custom-shape draw:style-name="gr2" draw:text-style-name="P14" svg:width="0.445cm" svg:height="0.442cm" draw:transform="rotate (1.5707963267949) translate (2.35831944444444cm 2.060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4" svg:width="0.445cm" svg:height="0.442cm" draw:transform="rotate (1.5707963267949) translate (2.89983333333333cm 2.06022222222222cm)"><text:p text:style-name="P9"><text:span text:style-name="T5">1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40077777777778cm 2.060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5831944444444cm 0.961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9983333333333cm 0.961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40077777777778cm 0.961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4.03048611111111cm 1.85031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5694444444444cm 1.301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5cm" svg:y1="1.061cm" svg:x2="4.6cm" svg:y2="1.061cm"><text:p/></draw:line><draw:custom-shape draw:style-name="gr2" draw:text-style-name="P11" svg:width="0.445cm" svg:height="0.444cm" draw:transform="rotate (1.5707963267949) translate (5.12938888888889cm 1.85031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5761111111111cm 1.30351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1cm" svg:y1="1.062cm" svg:x2="5.7cm" svg:y2="1.062cm"><text:p/></draw:line></draw:g></draw:g>Servo 12</text:p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12 0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30.</text:p>
          </table:table-cell>
          <table:table-cell table:style-name="Tabelle1.B3" office:value-type="string">
            <text:p text:style-name="P3"><draw:g text:anchor-type="paragraph" draw:z-index="27" draw:style-name="gr1"><draw:line draw:style-name="gr3" draw:text-style-name="P8" svg:x1="0.708cm" svg:y1="1.733cm" svg:x2="0cm" svg:y2="1.733cm"><text:p/></draw:line><draw:g draw:style-name="gr5"><draw:custom-shape draw:style-name="gr2" draw:text-style-name="P8" svg:width="1.715cm" svg:height="6.601cm" draw:transform="rotate (1.5707963267949) translate (0cm 1.815041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619125cm 1.488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645583333333333cm 0.9419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2cm" svg:y1="0.718cm" svg:x2="0.5cm" svg:y2="0.718cm"><text:p/></draw:line><draw:custom-shape draw:style-name="gr2" draw:text-style-name="P11" svg:width="0.445cm" svg:height="0.444cm" draw:transform="rotate (1.5707963267949) translate (1.62983333333333cm 1.506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5629166666667cm 0.959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2cm" svg:y1="0.718cm" svg:x2="1.5cm" svg:y2="0.718cm"><text:p/></draw:line><draw:custom-shape draw:style-name="gr2" draw:text-style-name="P14" svg:width="0.445cm" svg:height="0.442cm" draw:transform="rotate (1.5707963267949) translate (2.35831944444444cm 1.71626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4" svg:width="0.445cm" svg:height="0.442cm" draw:transform="rotate (1.5707963267949) translate (2.89983333333333cm 1.71626388888889cm)"><text:p text:style-name="P9"><text:span text:style-name="T5">1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40077777777778cm 1.71626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5831944444444cm 0.61736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9983333333333cm 0.61736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40077777777778cm 0.61736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4.03048611111111cm 1.506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5694444444444cm 0.957791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5cm" svg:y1="0.718cm" svg:x2="4.6cm" svg:y2="0.718cm"><text:p/></draw:line><draw:custom-shape draw:style-name="gr2" draw:text-style-name="P11" svg:width="0.445cm" svg:height="0.444cm" draw:transform="rotate (1.5707963267949) translate (5.12938888888889cm 1.506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5761111111111cm 0.959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1cm" svg:y1="0.718cm" svg:x2="5.7cm" svg:y2="0.718cm"><text:p/></draw:line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12 2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31.</text:p>
          </table:table-cell>
          <table:table-cell table:style-name="Tabelle1.B3" office:value-type="string">
            <text:p text:style-name="P3"><draw:g text:anchor-type="paragraph" draw:z-index="28" draw:style-name="gr1"><draw:line draw:style-name="gr3" draw:text-style-name="P8" svg:x1="0.708cm" svg:y1="1.733cm" svg:x2="0cm" svg:y2="1.733cm"><text:p/></draw:line><draw:g draw:style-name="gr5"><draw:custom-shape draw:style-name="gr2" draw:text-style-name="P8" svg:width="1.715cm" svg:height="6.601cm" draw:transform="rotate (1.5707963267949) translate (0cm 1.815041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619125cm 1.488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645583333333333cm 0.9419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2cm" svg:y1="0.718cm" svg:x2="0.5cm" svg:y2="0.718cm"><text:p/></draw:line><draw:custom-shape draw:style-name="gr2" draw:text-style-name="P11" svg:width="0.445cm" svg:height="0.444cm" draw:transform="rotate (1.5707963267949) translate (1.62983333333333cm 1.506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5629166666667cm 0.959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2cm" svg:y1="0.718cm" svg:x2="1.5cm" svg:y2="0.718cm"><text:p/></draw:line><draw:custom-shape draw:style-name="gr2" draw:text-style-name="P14" svg:width="0.445cm" svg:height="0.442cm" draw:transform="rotate (1.5707963267949) translate (2.35831944444444cm 1.71626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4" svg:width="0.445cm" svg:height="0.442cm" draw:transform="rotate (1.5707963267949) translate (2.89983333333333cm 1.71626388888889cm)"><text:p text:style-name="P9"><text:span text:style-name="T5">1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40077777777778cm 1.71626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5831944444444cm 0.61736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9983333333333cm 0.61736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40077777777778cm 0.61736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4.03048611111111cm 1.506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5694444444444cm 0.957791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5cm" svg:y1="0.718cm" svg:x2="4.6cm" svg:y2="0.718cm"><text:p/></draw:line><draw:custom-shape draw:style-name="gr2" draw:text-style-name="P11" svg:width="0.445cm" svg:height="0.444cm" draw:transform="rotate (1.5707963267949) translate (5.12938888888889cm 1.506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5761111111111cm 0.959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1cm" svg:y1="0.718cm" svg:x2="5.7cm" svg:y2="0.718cm"><text:p/></draw:line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12 5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32.</text:p>
          </table:table-cell>
          <table:table-cell table:style-name="Tabelle1.B3" office:value-type="string">
            <text:p text:style-name="P3"><draw:g text:anchor-type="paragraph" draw:z-index="29" draw:style-name="gr1"><draw:line draw:style-name="gr3" draw:text-style-name="P8" svg:x1="0.708cm" svg:y1="1.81cm" svg:x2="0cm" svg:y2="1.81cm"><text:p/></draw:line><draw:g draw:style-name="gr5"><draw:custom-shape draw:style-name="gr2" draw:text-style-name="P8" svg:width="1.715cm" svg:height="6.601cm" draw:transform="rotate (1.5707963267949) translate (0cm 1.894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619125cm 1.568097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645583333333333cm 1.021291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2cm" svg:y1="0.795cm" svg:x2="0.5cm" svg:y2="0.795cm"><text:p/></draw:line><draw:custom-shape draw:style-name="gr2" draw:text-style-name="P11" svg:width="0.445cm" svg:height="0.444cm" draw:transform="rotate (1.5707963267949) translate (1.62983333333333cm 1.585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5629166666667cm 1.03893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2cm" svg:y1="0.795cm" svg:x2="1.5cm" svg:y2="0.795cm"><text:p/></draw:line><draw:custom-shape draw:style-name="gr2" draw:text-style-name="P14" svg:width="0.445cm" svg:height="0.442cm" draw:transform="rotate (1.5707963267949) translate (2.35831944444444cm 1.795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4" svg:width="0.445cm" svg:height="0.442cm" draw:transform="rotate (1.5707963267949) translate (2.89983333333333cm 1.79563888888889cm)"><text:p text:style-name="P9"><text:span text:style-name="T5">1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40077777777778cm 1.795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5831944444444cm 0.696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9983333333333cm 0.696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40077777777778cm 0.696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4.03048611111111cm 1.585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5694444444444cm 1.037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5cm" svg:y1="0.795cm" svg:x2="4.6cm" svg:y2="0.795cm"><text:p/></draw:line><draw:custom-shape draw:style-name="gr2" draw:text-style-name="P11" svg:width="0.445cm" svg:height="0.444cm" draw:transform="rotate (1.5707963267949) translate (5.12938888888889cm 1.585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5761111111111cm 1.03893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1cm" svg:y1="0.796cm" svg:x2="5.7cm" svg:y2="0.796cm"><text:p/></draw:line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12 0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4">33.</text:p>
          </table:table-cell>
          <table:table-cell table:style-name="Tabelle1.B34" office:value-type="string">
            <text:p text:style-name="P3">Servo 07</text:p>
            <text:p text:style-name="P3"><draw:g text:anchor-type="paragraph" draw:z-index="20" draw:style-name="gr1"><draw:line draw:style-name="gr3" draw:text-style-name="P8" svg:x1="0.708cm" svg:y1="1.778cm" svg:x2="0cm" svg:y2="1.778cm"><text:p/></draw:line><draw:g draw:style-name="gr5"><draw:custom-shape draw:style-name="gr2" draw:text-style-name="P8" svg:width="1.715cm" svg:height="6.601cm" draw:transform="rotate (1.5707963267949) translate (0cm 1.86266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619125cm 1.53458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645583333333333cm 0.98777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2cm" svg:y1="0.763cm" svg:x2="0.5cm" svg:y2="0.763cm"><text:p/></draw:line><draw:custom-shape draw:style-name="gr2" draw:text-style-name="P11" svg:width="0.445cm" svg:height="0.444cm" draw:transform="rotate (1.5707963267949) translate (1.62983333333333cm 1.55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5629166666667cm 1.00541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2cm" svg:y1="0.763cm" svg:x2="1.5cm" svg:y2="0.763cm"><text:p/></draw:line><draw:custom-shape draw:style-name="gr2" draw:text-style-name="P14" svg:width="0.445cm" svg:height="0.442cm" draw:transform="rotate (1.5707963267949) translate (2.35831944444444cm 1.763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9983333333333cm 1.763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5" svg:width="0.445cm" svg:height="0.442cm" draw:transform="rotate (1.5707963267949) translate (3.40077777777778cm 1.76388888888889cm)"><text:p text:style-name="P9"><text:span text:style-name="T6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5831944444444cm 0.663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9983333333333cm 0.663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40077777777778cm 0.663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4.03048611111111cm 1.55398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5694444444444cm 1.00541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5cm" svg:y1="0.763cm" svg:x2="4.6cm" svg:y2="0.763cm"><text:p/></draw:line><draw:custom-shape draw:style-name="gr2" draw:text-style-name="P11" svg:width="0.445cm" svg:height="0.444cm" draw:transform="rotate (1.5707963267949) translate (5.12938888888889cm 1.55398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5761111111111cm 1.00718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1cm" svg:y1="0.764cm" svg:x2="5.7cm" svg:y2="0.764cm"><text:p/></draw:line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07 0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34.</text:p>
          </table:table-cell>
          <table:table-cell table:style-name="Tabelle1.B35" office:value-type="string">
            <text:p text:style-name="P3"><draw:g text:anchor-type="paragraph" draw:z-index="30" draw:style-name="gr1"><draw:line draw:style-name="gr3" draw:text-style-name="P8" svg:x1="0.708cm" svg:y1="1.778cm" svg:x2="0cm" svg:y2="1.778cm"><text:p/></draw:line><draw:g draw:style-name="gr5"><draw:custom-shape draw:style-name="gr2" draw:text-style-name="P8" svg:width="1.715cm" svg:height="6.601cm" draw:transform="rotate (1.5707963267949) translate (0cm 1.86266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619125cm 1.53458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645583333333333cm 0.98777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2cm" svg:y1="0.763cm" svg:x2="0.5cm" svg:y2="0.763cm"><text:p/></draw:line><draw:custom-shape draw:style-name="gr2" draw:text-style-name="P11" svg:width="0.445cm" svg:height="0.444cm" draw:transform="rotate (1.5707963267949) translate (1.62983333333333cm 1.55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5629166666667cm 1.00541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2cm" svg:y1="0.763cm" svg:x2="1.5cm" svg:y2="0.763cm"><text:p/></draw:line><draw:custom-shape draw:style-name="gr2" draw:text-style-name="P14" svg:width="0.445cm" svg:height="0.442cm" draw:transform="rotate (1.5707963267949) translate (2.35831944444444cm 1.763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9983333333333cm 1.763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5" svg:width="0.445cm" svg:height="0.442cm" draw:transform="rotate (1.5707963267949) translate (3.40077777777778cm 1.76388888888889cm)"><text:p text:style-name="P9"><text:span text:style-name="T6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5831944444444cm 0.663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9983333333333cm 0.663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40077777777778cm 0.663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4.03048611111111cm 1.55398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5694444444444cm 1.00541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5cm" svg:y1="0.763cm" svg:x2="4.6cm" svg:y2="0.763cm"><text:p/></draw:line><draw:custom-shape draw:style-name="gr2" draw:text-style-name="P11" svg:width="0.445cm" svg:height="0.444cm" draw:transform="rotate (1.5707963267949) translate (5.12938888888889cm 1.55398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5761111111111cm 1.00718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1cm" svg:y1="0.764cm" svg:x2="5.7cm" svg:y2="0.764cm"><text:p/></draw:line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07 2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35.</text:p>
          </table:table-cell>
          <table:table-cell table:style-name="Tabelle1.B35" office:value-type="string">
            <text:p text:style-name="P3"><draw:g text:anchor-type="paragraph" draw:z-index="31" draw:style-name="gr1"><draw:line draw:style-name="gr3" draw:text-style-name="P8" svg:x1="0.708cm" svg:y1="1.778cm" svg:x2="0cm" svg:y2="1.778cm"><text:p/></draw:line><draw:g draw:style-name="gr5"><draw:custom-shape draw:style-name="gr2" draw:text-style-name="P8" svg:width="1.715cm" svg:height="6.601cm" draw:transform="rotate (1.5707963267949) translate (0cm 1.86266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619125cm 1.53458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645583333333333cm 0.98777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2cm" svg:y1="0.763cm" svg:x2="0.5cm" svg:y2="0.763cm"><text:p/></draw:line><draw:custom-shape draw:style-name="gr2" draw:text-style-name="P11" svg:width="0.445cm" svg:height="0.444cm" draw:transform="rotate (1.5707963267949) translate (1.62983333333333cm 1.55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5629166666667cm 1.00541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2cm" svg:y1="0.763cm" svg:x2="1.5cm" svg:y2="0.763cm"><text:p/></draw:line><draw:custom-shape draw:style-name="gr2" draw:text-style-name="P14" svg:width="0.445cm" svg:height="0.442cm" draw:transform="rotate (1.5707963267949) translate (2.35831944444444cm 1.763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9983333333333cm 1.763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5" svg:width="0.445cm" svg:height="0.442cm" draw:transform="rotate (1.5707963267949) translate (3.40077777777778cm 1.76388888888889cm)"><text:p text:style-name="P9"><text:span text:style-name="T6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5831944444444cm 0.663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9983333333333cm 0.663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40077777777778cm 0.663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4.03048611111111cm 1.55398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5694444444444cm 1.00541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5cm" svg:y1="0.763cm" svg:x2="4.6cm" svg:y2="0.763cm"><text:p/></draw:line><draw:custom-shape draw:style-name="gr2" draw:text-style-name="P11" svg:width="0.445cm" svg:height="0.444cm" draw:transform="rotate (1.5707963267949) translate (5.12938888888889cm 1.55398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5761111111111cm 1.00718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1cm" svg:y1="0.764cm" svg:x2="5.7cm" svg:y2="0.764cm"><text:p/></draw:line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07 5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36.</text:p>
          </table:table-cell>
          <table:table-cell table:style-name="Tabelle1.B35" office:value-type="string">
            <text:p text:style-name="P3"><draw:g text:anchor-type="paragraph" draw:z-index="32" draw:style-name="gr1"><draw:line draw:style-name="gr3" draw:text-style-name="P8" svg:x1="0.708cm" svg:y1="1.778cm" svg:x2="0cm" svg:y2="1.778cm"><text:p/></draw:line><draw:g draw:style-name="gr5"><draw:custom-shape draw:style-name="gr2" draw:text-style-name="P8" svg:width="1.715cm" svg:height="6.601cm" draw:transform="rotate (1.5707963267949) translate (0cm 1.86266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619125cm 1.53458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645583333333333cm 0.98777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2cm" svg:y1="0.763cm" svg:x2="0.5cm" svg:y2="0.763cm"><text:p/></draw:line><draw:custom-shape draw:style-name="gr2" draw:text-style-name="P11" svg:width="0.445cm" svg:height="0.444cm" draw:transform="rotate (1.5707963267949) translate (1.62983333333333cm 1.55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5629166666667cm 1.00541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2cm" svg:y1="0.763cm" svg:x2="1.5cm" svg:y2="0.763cm"><text:p/></draw:line><draw:custom-shape draw:style-name="gr2" draw:text-style-name="P14" svg:width="0.445cm" svg:height="0.442cm" draw:transform="rotate (1.5707963267949) translate (2.35831944444444cm 1.763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9983333333333cm 1.763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5" svg:width="0.445cm" svg:height="0.442cm" draw:transform="rotate (1.5707963267949) translate (3.40077777777778cm 1.76388888888889cm)"><text:p text:style-name="P9"><text:span text:style-name="T6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5831944444444cm 0.663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9983333333333cm 0.663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40077777777778cm 0.66322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4.03048611111111cm 1.55398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5694444444444cm 1.00541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5cm" svg:y1="0.763cm" svg:x2="4.6cm" svg:y2="0.763cm"><text:p/></draw:line><draw:custom-shape draw:style-name="gr2" draw:text-style-name="P11" svg:width="0.445cm" svg:height="0.444cm" draw:transform="rotate (1.5707963267949) translate (5.12938888888889cm 1.55398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5761111111111cm 1.00718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1cm" svg:y1="0.764cm" svg:x2="5.7cm" svg:y2="0.764cm"><text:p/></draw:line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07 0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37.</text:p>
          </table:table-cell>
          <table:table-cell table:style-name="Tabelle1.B35" office:value-type="string">
            <text:p text:style-name="P3">Servo 15</text:p>
            <text:p text:style-name="P3"><draw:g text:anchor-type="paragraph" draw:z-index="21" draw:style-name="gr1"><draw:line draw:style-name="gr3" draw:text-style-name="P8" svg:x1="0.708cm" svg:y1="1.789cm" svg:x2="0cm" svg:y2="1.789cm"><text:p/></draw:line><draw:g draw:style-name="gr5"><draw:g draw:style-name="gr5"><draw:custom-shape draw:style-name="gr2" draw:text-style-name="P8" svg:width="1.715cm" svg:height="6.601cm" draw:transform="rotate (1.5707963267949) translate (0cm 1.873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619125cm 1.54693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645583333333333cm 1.00012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2cm" svg:y1="0.776cm" svg:x2="0.5cm" svg:y2="0.776cm"><text:p/></draw:line><draw:custom-shape draw:style-name="gr2" draw:text-style-name="P11" svg:width="0.445cm" svg:height="0.444cm" draw:transform="rotate (1.5707963267949) translate (1.62983333333333cm 1.5645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5629166666667cm 1.01776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2cm" svg:y1="0.776cm" svg:x2="1.5cm" svg:y2="0.776cm"><text:p/></draw:line><draw:custom-shape draw:style-name="gr2" draw:text-style-name="P14" svg:width="0.445cm" svg:height="0.442cm" draw:transform="rotate (1.5707963267949) translate (2.35831944444444cm 1.774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9983333333333cm 1.774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40077777777778cm 1.774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4" svg:width="0.445cm" svg:height="0.442cm" draw:transform="rotate (1.5707963267949) translate (2.35831944444444cm 0.675569444444444cm)"><text:p text:style-name="P9"><text:span text:style-name="T5">1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9983333333333cm 0.6755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40077777777778cm 0.6755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4.03048611111111cm 1.5645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5694444444444cm 1.01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5cm" svg:y1="0.776cm" svg:x2="4.6cm" svg:y2="0.776cm"><text:p/></draw:line><draw:custom-shape draw:style-name="gr2" draw:text-style-name="P11" svg:width="0.445cm" svg:height="0.444cm" draw:transform="rotate (1.5707963267949) translate (5.12938888888889cm 1.5645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5761111111111cm 1.01776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1cm" svg:y1="0.776cm" svg:x2="5.7cm" svg:y2="0.776cm"><text:p/></draw:line></draw:g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15 0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38.</text:p>
          </table:table-cell>
          <table:table-cell table:style-name="Tabelle1.B35" office:value-type="string">
            <text:p text:style-name="P3"><draw:g text:anchor-type="paragraph" draw:z-index="33" draw:style-name="gr1"><draw:line draw:style-name="gr3" draw:text-style-name="P8" svg:x1="0.708cm" svg:y1="1.789cm" svg:x2="0cm" svg:y2="1.789cm"><text:p/></draw:line><draw:g draw:style-name="gr5"><draw:g draw:style-name="gr5"><draw:custom-shape draw:style-name="gr2" draw:text-style-name="P8" svg:width="1.715cm" svg:height="6.601cm" draw:transform="rotate (1.5707963267949) translate (0cm 1.873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619125cm 1.54693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645583333333333cm 1.00012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2cm" svg:y1="0.776cm" svg:x2="0.5cm" svg:y2="0.776cm"><text:p/></draw:line><draw:custom-shape draw:style-name="gr2" draw:text-style-name="P11" svg:width="0.445cm" svg:height="0.444cm" draw:transform="rotate (1.5707963267949) translate (1.62983333333333cm 1.5645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5629166666667cm 1.01776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2cm" svg:y1="0.776cm" svg:x2="1.5cm" svg:y2="0.776cm"><text:p/></draw:line><draw:custom-shape draw:style-name="gr2" draw:text-style-name="P14" svg:width="0.445cm" svg:height="0.442cm" draw:transform="rotate (1.5707963267949) translate (2.35831944444444cm 1.774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9983333333333cm 1.774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40077777777778cm 1.774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4" svg:width="0.445cm" svg:height="0.442cm" draw:transform="rotate (1.5707963267949) translate (2.35831944444444cm 0.675569444444444cm)"><text:p text:style-name="P9"><text:span text:style-name="T5">1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9983333333333cm 0.6755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40077777777778cm 0.6755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4.03048611111111cm 1.5645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5694444444444cm 1.01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5cm" svg:y1="0.776cm" svg:x2="4.6cm" svg:y2="0.776cm"><text:p/></draw:line><draw:custom-shape draw:style-name="gr2" draw:text-style-name="P11" svg:width="0.445cm" svg:height="0.444cm" draw:transform="rotate (1.5707963267949) translate (5.12938888888889cm 1.5645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5761111111111cm 1.01776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1cm" svg:y1="0.776cm" svg:x2="5.7cm" svg:y2="0.776cm"><text:p/></draw:line></draw:g></draw:g></draw:g>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15 25</text:p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C2" office:value-type="string">
            <text:p text:style-name="P4">39.</text:p>
          </table:table-cell>
          <table:table-cell table:style-name="Tabelle1.B35" office:value-type="string">
            <text:p text:style-name="P3"><draw:g text:anchor-type="paragraph" draw:z-index="34" draw:style-name="gr1"><draw:line draw:style-name="gr3" draw:text-style-name="P8" svg:x1="0.708cm" svg:y1="1.789cm" svg:x2="0cm" svg:y2="1.789cm"><text:p/></draw:line><draw:g draw:style-name="gr5"><draw:g draw:style-name="gr5"><draw:custom-shape draw:style-name="gr2" draw:text-style-name="P8" svg:width="1.715cm" svg:height="6.601cm" draw:transform="rotate (1.5707963267949) translate (0cm 1.873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619125cm 1.54693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645583333333333cm 1.00012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2cm" svg:y1="0.776cm" svg:x2="0.5cm" svg:y2="0.776cm"><text:p/></draw:line><draw:custom-shape draw:style-name="gr2" draw:text-style-name="P11" svg:width="0.445cm" svg:height="0.444cm" draw:transform="rotate (1.5707963267949) translate (1.62983333333333cm 1.5645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5629166666667cm 1.01776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2cm" svg:y1="0.776cm" svg:x2="1.5cm" svg:y2="0.776cm"><text:p/></draw:line><draw:custom-shape draw:style-name="gr2" draw:text-style-name="P14" svg:width="0.445cm" svg:height="0.442cm" draw:transform="rotate (1.5707963267949) translate (2.35831944444444cm 1.774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9983333333333cm 1.774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40077777777778cm 1.774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4" svg:width="0.445cm" svg:height="0.442cm" draw:transform="rotate (1.5707963267949) translate (2.35831944444444cm 0.675569444444444cm)"><text:p text:style-name="P9"><text:span text:style-name="T5">1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9983333333333cm 0.6755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40077777777778cm 0.6755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4.03048611111111cm 1.5645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5694444444444cm 1.01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5cm" svg:y1="0.776cm" svg:x2="4.6cm" svg:y2="0.776cm"><text:p/></draw:line><draw:custom-shape draw:style-name="gr2" draw:text-style-name="P11" svg:width="0.445cm" svg:height="0.444cm" draw:transform="rotate (1.5707963267949) translate (5.12938888888889cm 1.5645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5761111111111cm 1.01776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1cm" svg:y1="0.776cm" svg:x2="5.7cm" svg:y2="0.776cm"><text:p/></draw:line></draw:g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15 5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40.</text:p>
          </table:table-cell>
          <table:table-cell table:style-name="Tabelle1.B35" office:value-type="string">
            <text:p text:style-name="P3"><draw:g text:anchor-type="paragraph" draw:z-index="35" draw:style-name="gr1"><draw:line draw:style-name="gr3" draw:text-style-name="P8" svg:x1="0.708cm" svg:y1="1.789cm" svg:x2="0cm" svg:y2="1.789cm"><text:p/></draw:line><draw:g draw:style-name="gr5"><draw:g draw:style-name="gr5"><draw:custom-shape draw:style-name="gr2" draw:text-style-name="P8" svg:width="1.715cm" svg:height="6.601cm" draw:transform="rotate (1.5707963267949) translate (0cm 1.873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619125cm 1.54693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645583333333333cm 1.00012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2cm" svg:y1="0.776cm" svg:x2="0.5cm" svg:y2="0.776cm"><text:p/></draw:line><draw:custom-shape draw:style-name="gr2" draw:text-style-name="P11" svg:width="0.445cm" svg:height="0.444cm" draw:transform="rotate (1.5707963267949) translate (1.62983333333333cm 1.5645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5629166666667cm 1.01776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2cm" svg:y1="0.776cm" svg:x2="1.5cm" svg:y2="0.776cm"><text:p/></draw:line><draw:custom-shape draw:style-name="gr2" draw:text-style-name="P14" svg:width="0.445cm" svg:height="0.442cm" draw:transform="rotate (1.5707963267949) translate (2.35831944444444cm 1.774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9983333333333cm 1.774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40077777777778cm 1.774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4" svg:width="0.445cm" svg:height="0.442cm" draw:transform="rotate (1.5707963267949) translate (2.35831944444444cm 0.675569444444444cm)"><text:p text:style-name="P9"><text:span text:style-name="T5">1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9983333333333cm 0.6755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40077777777778cm 0.6755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4.03048611111111cm 1.5645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5694444444444cm 1.01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5cm" svg:y1="0.776cm" svg:x2="4.6cm" svg:y2="0.776cm"><text:p/></draw:line><draw:custom-shape draw:style-name="gr2" draw:text-style-name="P11" svg:width="0.445cm" svg:height="0.444cm" draw:transform="rotate (1.5707963267949) translate (5.12938888888889cm 1.5645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5761111111111cm 1.017763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1cm" svg:y1="0.776cm" svg:x2="5.7cm" svg:y2="0.776cm"><text:p/></draw:line></draw:g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15 0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41.</text:p>
          </table:table-cell>
          <table:table-cell table:style-name="Tabelle1.B35" office:value-type="string">
            <text:p text:style-name="P3">Servo </text:p>
            <text:p text:style-name="P3"/>
            <text:p text:style-name="P3"/>
            <text:p text:style-name="P3"/>
            <text:p text:style-name="P3"><draw:g text:anchor-type="paragraph" draw:z-index="22" draw:style-name="gr1"><draw:line draw:style-name="gr3" draw:text-style-name="P8" svg:x1="0.659cm" svg:y1="0.33cm" svg:x2="-0.049cm" svg:y2="0.33cm"><text:p/></draw:line><draw:g draw:style-name="gr5"><draw:g draw:style-name="gr5"><draw:custom-shape draw:style-name="gr2" draw:text-style-name="P8" svg:width="1.715cm" svg:height="6.601cm" draw:transform="rotate (1.5707963267949) translate (-0.0493888888888889cm 0.4145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569736111111111cm 0.0881944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597958333333333cm -0.4586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151cm" svg:y1="-0.685cm" svg:x2="0.451cm" svg:y2="-0.685cm"><text:p/></draw:line><draw:custom-shape draw:style-name="gr2" draw:text-style-name="P11" svg:width="0.445cm" svg:height="0.444cm" draw:transform="rotate (1.5707963267949) translate (1.58320833333333cm 0.104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0690277777778cm -0.442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151cm" svg:y1="-0.685cm" svg:x2="1.451cm" svg:y2="-0.685cm"><text:p/></draw:line><draw:custom-shape draw:style-name="gr2" draw:text-style-name="P14" svg:width="0.445cm" svg:height="0.442cm" draw:transform="rotate (1.5707963267949) translate (2.30893055555556cm 0.315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5320833333333cm 0.315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35415277777778cm 0.315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0893055555556cm -0.784930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5320833333333cm -0.784930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35415277777778cm -0.784930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3.98109722222222cm 0.10583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0755555555556cm -0.442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4.951cm" svg:y1="-0.685cm" svg:x2="4.551cm" svg:y2="-0.685cm"><text:p/></draw:line><draw:custom-shape draw:style-name="gr2" draw:text-style-name="P11" svg:width="0.445cm" svg:height="0.444cm" draw:transform="rotate (1.5707963267949) translate (5.08cm 0.10583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0998611111111cm -0.4409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051cm" svg:y1="-0.684cm" svg:x2="5.651cm" svg:y2="-0.684cm"><text:p/></draw:line></draw:g></draw:g></draw:g></text:p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42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43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44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45.</text:p>
          </table:table-cell>
          <table:table-cell table:style-name="Tabelle1.B35" office:value-type="string">
            <text:p text:style-name="P3">Servo 06</text:p>
            <text:p text:style-name="P3"><draw:g text:anchor-type="paragraph" draw:z-index="23" draw:style-name="gr1"><draw:line draw:style-name="gr3" draw:text-style-name="P8" svg:x1="0.659cm" svg:y1="1.812cm" svg:x2="-0.049cm" svg:y2="1.812cm"><text:p/></draw:line><draw:g draw:style-name="gr5"><draw:g draw:style-name="gr5"><draw:custom-shape draw:style-name="gr2" draw:text-style-name="P8" svg:width="1.715cm" svg:height="6.601cm" draw:transform="rotate (1.5707963267949) translate (-0.0493888888888889cm 1.8961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569736111111111cm 1.5698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597958333333333cm 1.0230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151cm" svg:y1="0.799cm" svg:x2="0.451cm" svg:y2="0.799cm"><text:p/></draw:line><draw:custom-shape draw:style-name="gr2" draw:text-style-name="P11" svg:width="0.445cm" svg:height="0.444cm" draw:transform="rotate (1.5707963267949) translate (1.58320833333333cm 1.58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0690277777778cm 1.04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151cm" svg:y1="0.799cm" svg:x2="1.451cm" svg:y2="0.799cm"><text:p/></draw:line><draw:custom-shape draw:style-name="gr2" draw:text-style-name="P14" svg:width="0.445cm" svg:height="0.442cm" draw:transform="rotate (1.5707963267949) translate (2.30893055555556cm 1.797402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5320833333333cm 1.797402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35415277777778cm 1.797402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0893055555556cm 0.698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5320833333333cm 0.698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4" svg:width="0.445cm" svg:height="0.442cm" draw:transform="rotate (1.5707963267949) translate (3.35415277777778cm 0.6985cm)"><text:p text:style-name="P9"><text:span text:style-name="T5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3.98109722222222cm 1.58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0755555555556cm 1.03893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4.951cm" svg:y1="0.799cm" svg:x2="4.551cm" svg:y2="0.799cm"><text:p/></draw:line><draw:custom-shape draw:style-name="gr2" draw:text-style-name="P11" svg:width="0.445cm" svg:height="0.444cm" draw:transform="rotate (1.5707963267949) translate (5.08cm 1.58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0998611111111cm 1.04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051cm" svg:y1="0.799cm" svg:x2="5.651cm" svg:y2="0.799cm"><text:p/></draw:line></draw:g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06 0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46.</text:p>
          </table:table-cell>
          <table:table-cell table:style-name="Tabelle1.B35" office:value-type="string">
            <text:p text:style-name="P3"><draw:g text:anchor-type="paragraph" draw:z-index="36" draw:style-name="gr1"><draw:line draw:style-name="gr3" draw:text-style-name="P8" svg:x1="0.659cm" svg:y1="1.812cm" svg:x2="-0.049cm" svg:y2="1.812cm"><text:p/></draw:line><draw:g draw:style-name="gr5"><draw:g draw:style-name="gr5"><draw:custom-shape draw:style-name="gr2" draw:text-style-name="P8" svg:width="1.715cm" svg:height="6.601cm" draw:transform="rotate (1.5707963267949) translate (-0.0493888888888889cm 1.8961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569736111111111cm 1.5698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597958333333333cm 1.0230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151cm" svg:y1="0.799cm" svg:x2="0.451cm" svg:y2="0.799cm"><text:p/></draw:line><draw:custom-shape draw:style-name="gr2" draw:text-style-name="P11" svg:width="0.445cm" svg:height="0.444cm" draw:transform="rotate (1.5707963267949) translate (1.58320833333333cm 1.58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0690277777778cm 1.04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151cm" svg:y1="0.799cm" svg:x2="1.451cm" svg:y2="0.799cm"><text:p/></draw:line><draw:custom-shape draw:style-name="gr2" draw:text-style-name="P14" svg:width="0.445cm" svg:height="0.442cm" draw:transform="rotate (1.5707963267949) translate (2.30893055555556cm 1.797402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5320833333333cm 1.797402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35415277777778cm 1.797402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0893055555556cm 0.698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5320833333333cm 0.698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4" svg:width="0.445cm" svg:height="0.442cm" draw:transform="rotate (1.5707963267949) translate (3.35415277777778cm 0.6985cm)"><text:p text:style-name="P9"><text:span text:style-name="T5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3.98109722222222cm 1.58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0755555555556cm 1.03893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4.951cm" svg:y1="0.799cm" svg:x2="4.551cm" svg:y2="0.799cm"><text:p/></draw:line><draw:custom-shape draw:style-name="gr2" draw:text-style-name="P11" svg:width="0.445cm" svg:height="0.444cm" draw:transform="rotate (1.5707963267949) translate (5.08cm 1.58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0998611111111cm 1.04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051cm" svg:y1="0.799cm" svg:x2="5.651cm" svg:y2="0.799cm"><text:p/></draw:line></draw:g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06 25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47.</text:p>
          </table:table-cell>
          <table:table-cell table:style-name="Tabelle1.B35" office:value-type="string">
            <text:p text:style-name="P3"><draw:g text:anchor-type="paragraph" draw:z-index="37" draw:style-name="gr1"><draw:line draw:style-name="gr3" draw:text-style-name="P8" svg:x1="0.659cm" svg:y1="1.812cm" svg:x2="-0.049cm" svg:y2="1.812cm"><text:p/></draw:line><draw:g draw:style-name="gr5"><draw:g draw:style-name="gr5"><draw:custom-shape draw:style-name="gr2" draw:text-style-name="P8" svg:width="1.715cm" svg:height="6.601cm" draw:transform="rotate (1.5707963267949) translate (-0.0493888888888889cm 1.8961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569736111111111cm 1.5698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597958333333333cm 1.0230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151cm" svg:y1="0.799cm" svg:x2="0.451cm" svg:y2="0.799cm"><text:p/></draw:line><draw:custom-shape draw:style-name="gr2" draw:text-style-name="P11" svg:width="0.445cm" svg:height="0.444cm" draw:transform="rotate (1.5707963267949) translate (1.58320833333333cm 1.58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0690277777778cm 1.04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151cm" svg:y1="0.799cm" svg:x2="1.451cm" svg:y2="0.799cm"><text:p/></draw:line><draw:custom-shape draw:style-name="gr2" draw:text-style-name="P14" svg:width="0.445cm" svg:height="0.442cm" draw:transform="rotate (1.5707963267949) translate (2.30893055555556cm 1.797402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5320833333333cm 1.797402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35415277777778cm 1.797402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0893055555556cm 0.698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5320833333333cm 0.698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4" svg:width="0.445cm" svg:height="0.442cm" draw:transform="rotate (1.5707963267949) translate (3.35415277777778cm 0.6985cm)"><text:p text:style-name="P9"><text:span text:style-name="T5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3.98109722222222cm 1.58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0755555555556cm 1.03893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4.951cm" svg:y1="0.799cm" svg:x2="4.551cm" svg:y2="0.799cm"><text:p/></draw:line><draw:custom-shape draw:style-name="gr2" draw:text-style-name="P11" svg:width="0.445cm" svg:height="0.444cm" draw:transform="rotate (1.5707963267949) translate (5.08cm 1.58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0998611111111cm 1.04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051cm" svg:y1="0.799cm" svg:x2="5.651cm" svg:y2="0.799cm"><text:p/></draw:line></draw:g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06 5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48.</text:p>
          </table:table-cell>
          <table:table-cell table:style-name="Tabelle1.B35" office:value-type="string">
            <text:p text:style-name="P3"><draw:g text:anchor-type="paragraph" draw:z-index="38" draw:style-name="gr1"><draw:line draw:style-name="gr3" draw:text-style-name="P8" svg:x1="0.659cm" svg:y1="1.812cm" svg:x2="-0.049cm" svg:y2="1.812cm"><text:p/></draw:line><draw:g draw:style-name="gr5"><draw:g draw:style-name="gr5"><draw:custom-shape draw:style-name="gr2" draw:text-style-name="P8" svg:width="1.715cm" svg:height="6.601cm" draw:transform="rotate (1.5707963267949) translate (-0.0493888888888889cm 1.8961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569736111111111cm 1.5698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597958333333333cm 1.0230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151cm" svg:y1="0.799cm" svg:x2="0.451cm" svg:y2="0.799cm"><text:p/></draw:line><draw:custom-shape draw:style-name="gr2" draw:text-style-name="P11" svg:width="0.445cm" svg:height="0.444cm" draw:transform="rotate (1.5707963267949) translate (1.58320833333333cm 1.58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0690277777778cm 1.04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151cm" svg:y1="0.799cm" svg:x2="1.451cm" svg:y2="0.799cm"><text:p/></draw:line><draw:custom-shape draw:style-name="gr2" draw:text-style-name="P14" svg:width="0.445cm" svg:height="0.442cm" draw:transform="rotate (1.5707963267949) translate (2.30893055555556cm 1.797402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5320833333333cm 1.797402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35415277777778cm 1.797402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0893055555556cm 0.698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5320833333333cm 0.698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14" svg:width="0.445cm" svg:height="0.442cm" draw:transform="rotate (1.5707963267949) translate (3.35415277777778cm 0.6985cm)"><text:p text:style-name="P9"><text:span text:style-name="T5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3.98109722222222cm 1.58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0755555555556cm 1.038930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4.951cm" svg:y1="0.799cm" svg:x2="4.551cm" svg:y2="0.799cm"><text:p/></draw:line><draw:custom-shape draw:style-name="gr2" draw:text-style-name="P11" svg:width="0.445cm" svg:height="0.444cm" draw:transform="rotate (1.5707963267949) translate (5.08cm 1.58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0998611111111cm 1.04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051cm" svg:y1="0.799cm" svg:x2="5.651cm" svg:y2="0.799cm"><text:p/></draw:line></draw:g></draw:g></draw:g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ervo 06 00</text:p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C2" office:value-type="string">
            <text:p text:style-name="P4">49.</text:p>
          </table:table-cell>
          <table:table-cell table:style-name="Tabelle1.B35" office:value-type="string">
            <text:p text:style-name="P3">Servo</text:p>
            <text:p text:style-name="P3"/>
            <text:p text:style-name="P3"><draw:g text:anchor-type="paragraph" draw:z-index="39" draw:style-name="gr1"><draw:line draw:style-name="gr3" draw:text-style-name="P8" svg:x1="0.659cm" svg:y1="1.304cm" svg:x2="-0.049cm" svg:y2="1.304cm"><text:p/></draw:line><draw:g draw:style-name="gr5"><draw:g draw:style-name="gr5"><draw:custom-shape draw:style-name="gr2" draw:text-style-name="P8" svg:width="1.715cm" svg:height="6.601cm" draw:transform="rotate (1.5707963267949) translate (-0.0493888888888889cm 1.3881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569736111111111cm 1.0618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597958333333333cm 0.5150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151cm" svg:y1="0.29cm" svg:x2="0.451cm" svg:y2="0.29cm"><text:p/></draw:line><draw:custom-shape draw:style-name="gr2" draw:text-style-name="P11" svg:width="0.445cm" svg:height="0.444cm" draw:transform="rotate (1.5707963267949) translate (1.58320833333333cm 1.078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0690277777778cm 0.531930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151cm" svg:y1="0.29cm" svg:x2="1.451cm" svg:y2="0.29cm"><text:p/></draw:line><draw:custom-shape draw:style-name="gr2" draw:text-style-name="P14" svg:width="0.445cm" svg:height="0.442cm" draw:transform="rotate (1.5707963267949) translate (2.30893055555556cm 1.289402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5320833333333cm 1.289402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35415277777778cm 1.289402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0893055555556cm 0.189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5320833333333cm 0.189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35415277777778cm 0.189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3.98109722222222cm 1.079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0755555555556cm 0.530930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4.951cm" svg:y1="0.29cm" svg:x2="4.551cm" svg:y2="0.29cm"><text:p/></draw:line><draw:custom-shape draw:style-name="gr2" draw:text-style-name="P11" svg:width="0.445cm" svg:height="0.444cm" draw:transform="rotate (1.5707963267949) translate (5.08cm 1.079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0998611111111cm 0.532694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051cm" svg:y1="0.291cm" svg:x2="5.651cm" svg:y2="0.291cm"><text:p/></draw:line></draw:g></draw:g></draw:g></text:p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50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51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52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53.</text:p>
          </table:table-cell>
          <table:table-cell table:style-name="Tabelle1.B35" office:value-type="string">
            <text:p text:style-name="P3">Servo</text:p>
            <text:p text:style-name="P3"><draw:g text:anchor-type="paragraph" draw:z-index="40" draw:style-name="gr1"><draw:line draw:style-name="gr3" draw:text-style-name="P8" svg:x1="0.659cm" svg:y1="1.727cm" svg:x2="-0.049cm" svg:y2="1.727cm"><text:p/></draw:line><draw:g draw:style-name="gr5"><draw:g draw:style-name="gr5"><draw:custom-shape draw:style-name="gr2" draw:text-style-name="P8" svg:width="1.715cm" svg:height="6.601cm" draw:transform="rotate (1.5707963267949) translate (-0.0493888888888889cm 1.8115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569736111111111cm 1.485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597958333333333cm 0.9383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151cm" svg:y1="0.712cm" svg:x2="0.451cm" svg:y2="0.712cm"><text:p/></draw:line><draw:custom-shape draw:style-name="gr2" draw:text-style-name="P11" svg:width="0.445cm" svg:height="0.444cm" draw:transform="rotate (1.5707963267949) translate (1.58320833333333cm 1.5010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0690277777778cm 0.954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151cm" svg:y1="0.712cm" svg:x2="1.451cm" svg:y2="0.712cm"><text:p/></draw:line><draw:custom-shape draw:style-name="gr2" draw:text-style-name="P14" svg:width="0.445cm" svg:height="0.442cm" draw:transform="rotate (1.5707963267949) translate (2.30893055555556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5320833333333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35415277777778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0893055555556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5320833333333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35415277777778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3.98109722222222cm 1.5028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0755555555556cm 0.954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4.951cm" svg:y1="0.712cm" svg:x2="4.551cm" svg:y2="0.712cm"><text:p/></draw:line><draw:custom-shape draw:style-name="gr2" draw:text-style-name="P11" svg:width="0.445cm" svg:height="0.444cm" draw:transform="rotate (1.5707963267949) translate (5.08cm 1.5028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0998611111111cm 0.95602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051cm" svg:y1="0.713cm" svg:x2="5.651cm" svg:y2="0.713cm"><text:p/></draw:line></draw:g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54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55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56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57.</text:p>
          </table:table-cell>
          <table:table-cell table:style-name="Tabelle1.B35" office:value-type="string">
            <text:p text:style-name="P3">Servo</text:p>
            <text:p text:style-name="P3"><draw:g text:anchor-type="paragraph" draw:z-index="41" draw:style-name="gr1"><draw:line draw:style-name="gr3" draw:text-style-name="P8" svg:x1="0.659cm" svg:y1="1.727cm" svg:x2="-0.049cm" svg:y2="1.727cm"><text:p/></draw:line><draw:g draw:style-name="gr5"><draw:g draw:style-name="gr5"><draw:custom-shape draw:style-name="gr2" draw:text-style-name="P8" svg:width="1.715cm" svg:height="6.601cm" draw:transform="rotate (1.5707963267949) translate (-0.0493888888888889cm 1.8115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569736111111111cm 1.485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597958333333333cm 0.9383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151cm" svg:y1="0.712cm" svg:x2="0.451cm" svg:y2="0.712cm"><text:p/></draw:line><draw:custom-shape draw:style-name="gr2" draw:text-style-name="P11" svg:width="0.445cm" svg:height="0.444cm" draw:transform="rotate (1.5707963267949) translate (1.58320833333333cm 1.5010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0690277777778cm 0.954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151cm" svg:y1="0.712cm" svg:x2="1.451cm" svg:y2="0.712cm"><text:p/></draw:line><draw:custom-shape draw:style-name="gr2" draw:text-style-name="P14" svg:width="0.445cm" svg:height="0.442cm" draw:transform="rotate (1.5707963267949) translate (2.30893055555556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5320833333333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35415277777778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0893055555556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5320833333333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35415277777778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3.98109722222222cm 1.5028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0755555555556cm 0.954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4.951cm" svg:y1="0.712cm" svg:x2="4.551cm" svg:y2="0.712cm"><text:p/></draw:line><draw:custom-shape draw:style-name="gr2" draw:text-style-name="P11" svg:width="0.445cm" svg:height="0.444cm" draw:transform="rotate (1.5707963267949) translate (5.08cm 1.5028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0998611111111cm 0.95602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051cm" svg:y1="0.713cm" svg:x2="5.651cm" svg:y2="0.713cm"><text:p/></draw:line></draw:g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58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C2" office:value-type="string">
            <text:p text:style-name="P4">59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60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61.</text:p>
          </table:table-cell>
          <table:table-cell table:style-name="Tabelle1.B35" office:value-type="string">
            <text:p text:style-name="P3">Servo</text:p>
            <text:p text:style-name="P3"><draw:g text:anchor-type="paragraph" draw:z-index="42" draw:style-name="gr1"><draw:line draw:style-name="gr3" draw:text-style-name="P8" svg:x1="0.659cm" svg:y1="1.727cm" svg:x2="-0.049cm" svg:y2="1.727cm"><text:p/></draw:line><draw:g draw:style-name="gr5"><draw:g draw:style-name="gr5"><draw:custom-shape draw:style-name="gr2" draw:text-style-name="P8" svg:width="1.715cm" svg:height="6.601cm" draw:transform="rotate (1.5707963267949) translate (-0.0493888888888889cm 1.8115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569736111111111cm 1.485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597958333333333cm 0.9383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151cm" svg:y1="0.712cm" svg:x2="0.451cm" svg:y2="0.712cm"><text:p/></draw:line><draw:custom-shape draw:style-name="gr2" draw:text-style-name="P11" svg:width="0.445cm" svg:height="0.444cm" draw:transform="rotate (1.5707963267949) translate (1.58320833333333cm 1.5010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0690277777778cm 0.954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151cm" svg:y1="0.712cm" svg:x2="1.451cm" svg:y2="0.712cm"><text:p/></draw:line><draw:custom-shape draw:style-name="gr2" draw:text-style-name="P14" svg:width="0.445cm" svg:height="0.442cm" draw:transform="rotate (1.5707963267949) translate (2.30893055555556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5320833333333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35415277777778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0893055555556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5320833333333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35415277777778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3.98109722222222cm 1.5028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0755555555556cm 0.954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4.951cm" svg:y1="0.712cm" svg:x2="4.551cm" svg:y2="0.712cm"><text:p/></draw:line><draw:custom-shape draw:style-name="gr2" draw:text-style-name="P11" svg:width="0.445cm" svg:height="0.444cm" draw:transform="rotate (1.5707963267949) translate (5.08cm 1.5028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0998611111111cm 0.95602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051cm" svg:y1="0.713cm" svg:x2="5.651cm" svg:y2="0.713cm"><text:p/></draw:line></draw:g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62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63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64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65.</text:p>
          </table:table-cell>
          <table:table-cell table:style-name="Tabelle1.B35" office:value-type="string">
            <text:p text:style-name="P3">Servo</text:p>
            <text:p text:style-name="P3"><draw:g text:anchor-type="paragraph" draw:z-index="43" draw:style-name="gr1"><draw:line draw:style-name="gr3" draw:text-style-name="P8" svg:x1="0.659cm" svg:y1="1.727cm" svg:x2="-0.049cm" svg:y2="1.727cm"><text:p/></draw:line><draw:g draw:style-name="gr5"><draw:g draw:style-name="gr5"><draw:custom-shape draw:style-name="gr2" draw:text-style-name="P8" svg:width="1.715cm" svg:height="6.601cm" draw:transform="rotate (1.5707963267949) translate (-0.0493888888888889cm 1.8115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569736111111111cm 1.485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597958333333333cm 0.9383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151cm" svg:y1="0.712cm" svg:x2="0.451cm" svg:y2="0.712cm"><text:p/></draw:line><draw:custom-shape draw:style-name="gr2" draw:text-style-name="P11" svg:width="0.445cm" svg:height="0.444cm" draw:transform="rotate (1.5707963267949) translate (1.58320833333333cm 1.5010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0690277777778cm 0.954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151cm" svg:y1="0.712cm" svg:x2="1.451cm" svg:y2="0.712cm"><text:p/></draw:line><draw:custom-shape draw:style-name="gr2" draw:text-style-name="P14" svg:width="0.445cm" svg:height="0.442cm" draw:transform="rotate (1.5707963267949) translate (2.30893055555556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5320833333333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35415277777778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0893055555556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5320833333333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35415277777778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3.98109722222222cm 1.5028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0755555555556cm 0.954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4.951cm" svg:y1="0.712cm" svg:x2="4.551cm" svg:y2="0.712cm"><text:p/></draw:line><draw:custom-shape draw:style-name="gr2" draw:text-style-name="P11" svg:width="0.445cm" svg:height="0.444cm" draw:transform="rotate (1.5707963267949) translate (5.08cm 1.5028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0998611111111cm 0.95602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051cm" svg:y1="0.713cm" svg:x2="5.651cm" svg:y2="0.713cm"><text:p/></draw:line></draw:g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66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67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68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C2" office:value-type="string">
            <text:p text:style-name="P4">69.</text:p>
          </table:table-cell>
          <table:table-cell table:style-name="Tabelle1.B35" office:value-type="string">
            <text:p text:style-name="P3">Servo</text:p>
            <text:p text:style-name="P3"><draw:g text:anchor-type="paragraph" draw:z-index="44" draw:style-name="gr1"><draw:line draw:style-name="gr3" draw:text-style-name="P8" svg:x1="0.659cm" svg:y1="1.727cm" svg:x2="-0.049cm" svg:y2="1.727cm"><text:p/></draw:line><draw:g draw:style-name="gr5"><draw:g draw:style-name="gr5"><draw:custom-shape draw:style-name="gr2" draw:text-style-name="P8" svg:width="1.715cm" svg:height="6.601cm" draw:transform="rotate (1.5707963267949) translate (-0.0493888888888889cm 1.8115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569736111111111cm 1.485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597958333333333cm 0.9383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151cm" svg:y1="0.712cm" svg:x2="0.451cm" svg:y2="0.712cm"><text:p/></draw:line><draw:custom-shape draw:style-name="gr2" draw:text-style-name="P11" svg:width="0.445cm" svg:height="0.444cm" draw:transform="rotate (1.5707963267949) translate (1.58320833333333cm 1.5010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0690277777778cm 0.954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151cm" svg:y1="0.712cm" svg:x2="1.451cm" svg:y2="0.712cm"><text:p/></draw:line><draw:custom-shape draw:style-name="gr2" draw:text-style-name="P14" svg:width="0.445cm" svg:height="0.442cm" draw:transform="rotate (1.5707963267949) translate (2.30893055555556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5320833333333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35415277777778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0893055555556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5320833333333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35415277777778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3.98109722222222cm 1.5028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0755555555556cm 0.954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4.951cm" svg:y1="0.712cm" svg:x2="4.551cm" svg:y2="0.712cm"><text:p/></draw:line><draw:custom-shape draw:style-name="gr2" draw:text-style-name="P11" svg:width="0.445cm" svg:height="0.444cm" draw:transform="rotate (1.5707963267949) translate (5.08cm 1.5028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0998611111111cm 0.95602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051cm" svg:y1="0.713cm" svg:x2="5.651cm" svg:y2="0.713cm"><text:p/></draw:line></draw:g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70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71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72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73.</text:p>
          </table:table-cell>
          <table:table-cell table:style-name="Tabelle1.B35" office:value-type="string">
            <text:p text:style-name="P3">Servo</text:p>
            <text:p text:style-name="P3"><draw:g text:anchor-type="paragraph" draw:z-index="45" draw:style-name="gr1"><draw:line draw:style-name="gr3" draw:text-style-name="P8" svg:x1="0.659cm" svg:y1="1.727cm" svg:x2="-0.049cm" svg:y2="1.727cm"><text:p/></draw:line><draw:g draw:style-name="gr5"><draw:g draw:style-name="gr5"><draw:custom-shape draw:style-name="gr2" draw:text-style-name="P8" svg:width="1.715cm" svg:height="6.601cm" draw:transform="rotate (1.5707963267949) translate (-0.0493888888888889cm 1.8115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569736111111111cm 1.485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597958333333333cm 0.9383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151cm" svg:y1="0.712cm" svg:x2="0.451cm" svg:y2="0.712cm"><text:p/></draw:line><draw:custom-shape draw:style-name="gr2" draw:text-style-name="P11" svg:width="0.445cm" svg:height="0.444cm" draw:transform="rotate (1.5707963267949) translate (1.58320833333333cm 1.5010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0690277777778cm 0.954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151cm" svg:y1="0.712cm" svg:x2="1.451cm" svg:y2="0.712cm"><text:p/></draw:line><draw:custom-shape draw:style-name="gr2" draw:text-style-name="P14" svg:width="0.445cm" svg:height="0.442cm" draw:transform="rotate (1.5707963267949) translate (2.30893055555556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5320833333333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35415277777778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0893055555556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5320833333333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35415277777778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3.98109722222222cm 1.5028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0755555555556cm 0.954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4.951cm" svg:y1="0.712cm" svg:x2="4.551cm" svg:y2="0.712cm"><text:p/></draw:line><draw:custom-shape draw:style-name="gr2" draw:text-style-name="P11" svg:width="0.445cm" svg:height="0.444cm" draw:transform="rotate (1.5707963267949) translate (5.08cm 1.5028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0998611111111cm 0.95602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051cm" svg:y1="0.713cm" svg:x2="5.651cm" svg:y2="0.713cm"><text:p/></draw:line></draw:g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74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75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76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77.</text:p>
          </table:table-cell>
          <table:table-cell table:style-name="Tabelle1.B35" office:value-type="string">
            <text:p text:style-name="P3">Servo</text:p>
            <text:p text:style-name="P3"><draw:g text:anchor-type="paragraph" draw:z-index="46" draw:style-name="gr1"><draw:line draw:style-name="gr3" draw:text-style-name="P8" svg:x1="0.659cm" svg:y1="1.727cm" svg:x2="-0.049cm" svg:y2="1.727cm"><text:p/></draw:line><draw:g draw:style-name="gr5"><draw:g draw:style-name="gr5"><draw:custom-shape draw:style-name="gr2" draw:text-style-name="P8" svg:width="1.715cm" svg:height="6.601cm" draw:transform="rotate (1.5707963267949) translate (-0.0493888888888889cm 1.8115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0.569736111111111cm 1.485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2cm" svg:height="0.444cm" draw:transform="rotate (1.5707963267949) translate (0.597958333333333cm 0.9383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0.151cm" svg:y1="0.712cm" svg:x2="0.451cm" svg:y2="0.712cm"><text:p/></draw:line><draw:custom-shape draw:style-name="gr2" draw:text-style-name="P11" svg:width="0.445cm" svg:height="0.444cm" draw:transform="rotate (1.5707963267949) translate (1.58320833333333cm 1.501069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5cm" draw:transform="rotate (1.5707963267949) translate (1.60690277777778cm 0.954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1.151cm" svg:y1="0.712cm" svg:x2="1.451cm" svg:y2="0.712cm"><text:p/></draw:line><draw:custom-shape draw:style-name="gr2" draw:text-style-name="P14" svg:width="0.445cm" svg:height="0.442cm" draw:transform="rotate (1.5707963267949) translate (2.30893055555556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85320833333333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5" svg:width="0.445cm" svg:height="0.442cm" draw:transform="rotate (1.5707963267949) translate (3.35415277777778cm 1.712736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2.30893055555556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5cm" svg:height="0.442cm" draw:transform="rotate (1.5707963267949) translate (2.85320833333333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2cm" draw:transform="rotate (1.5707963267949) translate (3.35415277777778cm 0.61206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5cm" svg:height="0.444cm" draw:transform="rotate (1.5707963267949) translate (3.98109722222222cm 1.5028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4" svg:width="0.442cm" svg:height="0.444cm" draw:transform="rotate (1.5707963267949) translate (4.00755555555556cm 0.954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4.951cm" svg:y1="0.712cm" svg:x2="4.551cm" svg:y2="0.712cm"><text:p/></draw:line><draw:custom-shape draw:style-name="gr2" draw:text-style-name="P11" svg:width="0.445cm" svg:height="0.444cm" draw:transform="rotate (1.5707963267949) translate (5.08cm 1.50283333333333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1" svg:width="0.444cm" svg:height="0.444cm" draw:transform="rotate (1.5707963267949) translate (5.10998611111111cm 0.95602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8" svg:x1="6.051cm" svg:y1="0.713cm" svg:x2="5.651cm" svg:y2="0.713cm"><text:p/></draw:line></draw:g></draw:g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78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ext:soft-page-break/>
        <table:table-row>
          <table:table-cell table:style-name="Tabelle1.C2" office:value-type="string">
            <text:p text:style-name="P4">79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80.</text:p>
          </table:table-cell>
          <table:table-cell table:style-name="Tabelle1.B35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81.</text:p>
          </table:table-cell>
          <table:table-cell table:style-name="Tabelle1.B35" office:value-type="string">
            <text:p text:style-name="P3">Schornstein 1</text:p>
            <text:p text:style-name="P3"><draw:g text:anchor-type="paragraph" draw:z-index="47" draw:style-name="gr7"><draw:custom-shape draw:style-name="gr8" draw:text-style-name="P8" svg:width="1.415cm" svg:height="4.599cm" draw:transform="rotate (1.5707963267949) translate (1.05833333333333cm 1.58397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8" svg:x1="1.766cm" svg:y1="1.584cm" svg:x2="1.058cm" svg:y2="1.584cm"><text:p/></draw:line><draw:custom-shape draw:style-name="gr10" draw:text-style-name="P17" svg:width="0.445cm" svg:height="0.444cm" draw:transform="rotate (1.5707963267949) translate (2.4755cm 1.142cm)"><text:p text:style-name="P16"><text:span text:style-name="T7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1" svg:width="0.445cm" svg:height="0.442cm" draw:transform="rotate (1.5707963267949) translate (3.09738888888889cm 1.142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11" svg:width="0.442cm" svg:height="0.444cm" draw:transform="rotate (1.5707963267949) translate (3.71375cm 1.12536111111111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chornstein 001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82.</text:p>
          </table:table-cell>
          <table:table-cell table:style-name="Tabelle1.B35" office:value-type="string">
            <text:p text:style-name="P3">Schornstein 2</text:p>
            <text:p text:style-name="P3"><draw:g text:anchor-type="paragraph" draw:z-index="48" draw:style-name="gr7"><draw:custom-shape draw:style-name="gr13" draw:text-style-name="P8" svg:width="1.415cm" svg:height="4.599cm" draw:transform="rotate (1.5707963267949) translate (1.13770833333333cm 1.65276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4" draw:text-style-name="P8" svg:x1="1.845cm" svg:y1="1.652cm" svg:x2="1.137cm" svg:y2="1.652cm"><text:p/></draw:line><draw:custom-shape draw:style-name="gr15" draw:text-style-name="P11" svg:width="0.445cm" svg:height="0.444cm" draw:transform="rotate (1.5707963267949) translate (2.555875cm 1.21179166666667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17" svg:width="0.445cm" svg:height="0.442cm" draw:transform="rotate (1.5707963267949) translate (3.17676388888889cm 1.21179166666667cm)"><text:p text:style-name="P16"><text:span text:style-name="T7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1" svg:width="0.442cm" svg:height="0.444cm" draw:transform="rotate (1.5707963267949) translate (3.794125cm 1.19415277777778cm)"><text:p text:style-name="P9"><text:span text:style-name="T2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chornstein 10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>83.</text:p>
          </table:table-cell>
          <table:table-cell table:style-name="Tabelle1.B35" office:value-type="string">
            <text:p text:style-name="P3">Schornstein 3</text:p>
            <text:p text:style-name="P3"><draw:g text:anchor-type="paragraph" draw:z-index="49" draw:style-name="gr7"><draw:custom-shape draw:style-name="gr18" draw:text-style-name="P8" svg:width="1.415cm" svg:height="4.599cm" draw:transform="rotate (1.5707963267949) translate (1.21708333333333cm 1.626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9" draw:text-style-name="P8" svg:x1="1.924cm" svg:y1="1.627cm" svg:x2="1.216cm" svg:y2="1.627cm"><text:p/></draw:line><draw:custom-shape draw:style-name="gr20" draw:text-style-name="P11" svg:width="0.445cm" svg:height="0.444cm" draw:transform="rotate (1.5707963267949) translate (2.63525cm 1.18533333333333cm)"><text:p text:style-name="P9"><text:span text:style-name="T2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11" svg:width="0.445cm" svg:height="0.442cm" draw:transform="rotate (1.5707963267949) translate (3.25613888888889cm 1.18533333333333cm)"><text:p text:style-name="P9"><text:span text:style-name="T2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17" svg:width="0.442cm" svg:height="0.444cm" draw:transform="rotate (1.5707963267949) translate (3.8725cm 1.16769444444444cm)"><text:p text:style-name="P16"><text:span text:style-name="T7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2">schornstein 01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C2" office:value-type="string">
            <text:p text:style-name="P4"/>
          </table:table-cell>
          <table:table-cell table:style-name="Tabelle1.B35" office:value-type="string">
            <text:p text:style-name="P3"/>
          </table:table-cell>
          <table:table-cell table:style-name="Tabelle1.C2" office:value-type="string">
            <text:p text:style-name="P2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4:14:58.45</meta:creation-date>
    <dc:date>2013-03-14T23:16:38.06</dc:date>
    <meta:editing-duration>PT2H11M56S</meta:editing-duration>
    <meta:editing-cycles>67</meta:editing-cycles>
    <meta:generator>LibreOffice/3.4$Win32 LibreOffice_project/340m1$Build-302</meta:generator>
    <meta:document-statistic meta:table-count="1" meta:image-count="0" meta:object-count="0" meta:page-count="8" meta:paragraph-count="168" meta:word-count="298" meta:character-count="1104" meta:non-whitespace-character-count="971"/>
  </office:meta>
</office:document-meta>
</file>